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HttpMessageCodecs( ServerCode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Formatters( Format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CorsMappings( Cors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ArgumentResolvers( ArgumentResolv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WebSock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ePathMatching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ContentTypeResolver( RequestedContentTypeResolv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